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VETERINARIA LULA SR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MESONES PEREZ, JIMMY POO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PANDURO LOPEZ, ERSO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3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CARGUERO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/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/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2T21:52:48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